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1b4539" officeooo:paragraph-rsid="001b4539" style:font-weight-asian="bold" style:font-weight-complex="bold"/>
    </style:style>
    <style:style style:name="P2" style:family="paragraph" style:parent-style-name="Standard">
      <style:text-properties style:font-name="Ubuntu" fo:font-weight="bold" officeooo:rsid="001c67a7" officeooo:paragraph-rsid="001c67a7" style:font-weight-asian="bold" style:font-weight-complex="bold"/>
    </style:style>
    <style:style style:name="P3" style:family="paragraph" style:parent-style-name="Standard">
      <style:text-properties style:font-name="Ubuntu" fo:font-weight="bold" officeooo:rsid="001c67a7" officeooo:paragraph-rsid="001dc1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c128" style:font-weight-asian="normal" style:font-weight-complex="normal"/>
    </style:style>
    <style:style style:name="T3" style:family="text">
      <style:text-properties officeooo:rsid="001dc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UBUNTU</text:p>
      <text:p text:style-name="P1"/>
      <text:p text:style-name="P1">ls <text:s/><text:span text:style-name="T1">( sirve para listar todas las carpetas )</text:span></text:p>
      <text:p text:style-name="P1"><text:span text:style-name="T1"/></text:p>
      <text:p text:style-name="P2">ls -l <text:s/><text:span text:style-name="T1">(sirve para listar tod</text:span><text:span text:style-name="T2">o el contenido</text:span><text:span text:style-name="T1"> de un </text:span><text:span text:style-name="T2">directorio de m</text:span><text:span text:style-name="T1">anera más detallada )</text:span></text:p>
      <text:p text:style-name="P2"><text:span text:style-name="T1"/></text:p>
      <text:p text:style-name="P3">ls -<text:span text:style-name="T3">a</text:span>l<text:span text:style-name="T3">h</text:span><text:span text:style-name="T1"> <text:s/>(sirve para listar tod</text:span><text:span text:style-name="T2">o el contenido oculto de un directorio de manera de</text:span><text:span text:style-name="T1">tallada )</text:span></text:p>
      <text:p text:style-name="P1"><text:span text:style-name="T1"/></text:p>
      <text:p text:style-name="P1">pwd <text:span text:style-name="T1">(nos muestra la ubicación en donde nos encontramos)</text:span></text:p>
      <text:p text:style-name="P1"><text:span text:style-name="T1"/></text:p>
      <text:p text:style-name="P1">cd + nombre <text:span text:style-name="T1">(nos permite seleccionar y entrar a una carpeta especifica)</text:span></text:p>
      <text:p text:style-name="P1"><text:span text:style-name="T1"/></text:p>
      <text:p text:style-name="P1">cd .. <text:span text:style-name="T1">(nos permite volver una carpeta hacia atrás)</text:span> </text:p>
      <text:p text:style-name="P1"/>
      <text:p text:style-name="P1">cd <text:span text:style-name="T1">(nos dirige al directorio hom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18:22.349927880</meta:creation-date>
    <dc:date>2023-04-04T20:51:26.936405686</dc:date>
    <meta:editing-duration>PT2M4S</meta:editing-duration>
    <meta:editing-cycles>1</meta:editing-cycles>
    <meta:document-statistic meta:table-count="0" meta:image-count="0" meta:object-count="0" meta:page-count="1" meta:paragraph-count="8" meta:word-count="80" meta:character-count="450" meta:non-whitespace-character-count="374"/>
    <meta:generator>LibreOffice/7.3.7.2$Linux_X86_64 LibreOffice_project/30$Build-2</meta:generator>
  </office:meta>
</office:document-meta>
</file>